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Contents_20_1">
      <style:paragraph-properties>
        <style:tab-stops>
          <style:tab-stop style:position="17cm" style:type="right" style:leader-style="dotted" style:leader-text="."/>
        </style:tab-stops>
      </style:paragraph-properties>
    </style:style>
    <style:style style:name="P2" style:family="paragraph" style:parent-style-name="Heading_20_1">
      <style:text-properties officeooo:rsid="001b4ce2" officeooo:paragraph-rsid="001b4ce2"/>
    </style:style>
    <style:style style:name="P3" style:family="paragraph" style:parent-style-name="Heading_20_1">
      <style:paragraph-properties fo:break-before="page"/>
      <style:text-properties officeooo:rsid="001b4ce2" officeooo:paragraph-rsid="001b4ce2"/>
    </style:style>
    <style:style style:name="P4" style:family="paragraph" style:parent-style-name="Text_20_body">
      <style:text-properties officeooo:rsid="001b4ce2" officeooo:paragraph-rsid="001b4ce2"/>
    </style:style>
    <style:style style:name="P5" style:family="paragraph" style:parent-style-name="Text_20_body">
      <style:text-properties officeooo:paragraph-rsid="001b4ce2"/>
    </style:style>
    <style:style style:name="P6" style:family="paragraph" style:parent-style-name="Text_20_body">
      <style:paragraph-properties fo:break-before="page"/>
      <style:text-properties officeooo:paragraph-rsid="001b4ce2"/>
    </style:style>
    <style:style style:name="T1" style:family="text">
      <style:text-properties officeooo:rsid="001b4ce2"/>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ário1_Head">
            <text:p text:style-name="Contents_20_Heading">Sumário</text:p>
          </text:index-title>
          <text:p text:style-name="P1"><text:a xlink:type="simple" xlink:href="#__RefHeading___Toc319_1201799829" text:style-name="Index_20_Link" text:visited-style-name="Index_20_Link">Capítulo 1…<text:tab/>2</text:a></text:p>
          <text:p text:style-name="P1"><text:a xlink:type="simple" xlink:href="#__RefHeading___Toc321_1201799829" text:style-name="Index_20_Link" text:visited-style-name="Index_20_Link">Capítulo 2.<text:tab/>3</text:a></text:p>
        </text:index-body>
      </text:table-of-content>
      <text:h text:style-name="P2" text:outline-level="1" text:is-list-header="true"/>
      <text:h text:style-name="P3" text:outline-level="1"><text:bookmark-start text:name="__RefHeading___Toc319_1201799829"/>Capítulo 1…<text:bookmark-end text:name="__RefHeading___Toc319_1201799829"/></text:h>
      <text:p text:style-name="P5"><text:span text:style-name="T1">Este é o primeiro paragrafo do meu texto da avaliação de fundamentos. O objetivo da avaliação é testar os conhecimentos nas ferramentas libre e no github. Já não sei mais o que escrever então, segue neste capitulo uma instrução completa de como se tornar o sasuke da animação Naruto:</text:span></text:p>
      <text:p text:style-name="P5">Fique frio e seja altivo. O Sasuke é calmo, frio, indiferente, cruel, cínico, um pouco sarcástico e meio arrogante. Em outras palavras, ele age com uma superioridade legal que vem de sua confiança e de seu poder. Se quiser agir como ele, você vai precisar externar essa sensação de superioridade.</text:p>
      <text:p text:style-name="P5"><text:span text:style-name="T1">Em geral, quando as pessoas se aproximarem de você, não se importe com elas, mesmo se for seu melhor amigo ou alguém em quem tem um interesse romântico. Eles estão tão abaixo de você em termos de habilidade e conhecimento, que você deve agir como se ficasse entediado com a presença deles.</text:span></text:p>
      <text:p text:style-name="P5">Fique sempre inquieto. O Sasuke quer provar algo e sempre parece lidar com algum complexo de inferioridade. Ele não está disposto a reconhecer quando alguém é mais forte que ele e fica obcecado quando fica claro que vai ser superado.[4]</text:p>
      <text:p text:style-name="P5">Comece a cultivar uma carranca e um comportamento sério. Faça longas caminhadas contemplativas como o Sasuke faz. Fique carrancudo enquanto anda.</text:p>
      <text:p text:style-name="P5">Tente parar de rir de piadas e de besteiras. O Sasuke é terrivelmente sério o tempo todo, fazendo com que seja importante que você se foque na gravidade da vida e em coisas mais importantes. Não há tempo para piadas!</text:p>
      <text:p text:style-name="P5">Seja esperto. Você é esperto e sabe disso. Mostre às pessoas que é mais inteligente que elas. O Sasuke é tido como um gênio, mesmo pelos padrões do clã Uchiha, tão adepto a batalhas, sobressaindo-se em tudo que faz e encontrando poucos obstáculos em tarefas mais desafiadoras. Tente aprender tudo com facilidade e seja o melhor da turma.</text:p>
      <text:p text:style-name="P5">Estude bastante, principalmente matérias sérias como história e literatura. Estude as grandes obras e comprometa-se a ser um monge guerreiro, capaz de citar poesia a rodo e de lutar com a mesma destreza.</text:p>
      <text:p text:style-name="P5">Seja quieto. O Sasuke raramente fala, mas, quando isso acontece, ele tenta ser sucinto e ir direto ao ponto. Mantenha a boca fechada às vezes e verá que isso vai acontecer. Se for pouco provável que você fale, quando resolver fazer isso, certifique-se de ir direto ao ponto e de ser sério, e você logo ganhará a reputação de alguém que merece ser ouvido.</text:p>
      <text:p text:style-name="P5">Quando falar de fato, faça-o com clareza e confiança, com pausas entre as frases para mais efeito. Você não deve parecer incerto quando falar. Apenas diga o que pensa e pense no que diz. Não pare no meio e vá abaixando a voz. A confiança mostra que você realmente tem convicção no que fala.</text:p>
      <text:p text:style-name="P6"/>
      <text:h text:style-name="P2" text:outline-level="1"><text:bookmark-start text:name="__RefHeading___Toc321_1201799829"/>Capítulo 2.<text:bookmark-end text:name="__RefHeading___Toc321_1201799829"/></text:h>
      <text:p text:style-name="P4">Agora que você já sabe como se tornar o Sasuke da animação Naruto, só falta você saber cozinhar como o Sasuke. Segue abaixo as instruções de como cozinhar a comida tradicional japonesa, Lamen, mais conhecida aqui no Brasil como miojo: </text:p>
      <text:p text:style-name="P4">Use uma panela de bom tamanho para cozinhar o miojo. Ela deve ser grande o suficiente para reunir todo o macarrão sem quebrá-lo, e deve ser pequena para que dois copos de água cubram o miojo.</text:p>
      <text:p text:style-name="P4">Coloque dois copos de água na panela. Você pode usar outro tipo de líquido, como molho de soja ou carne, mas água funciona bem.</text:p>
      <text:p text:style-name="P4">Aqueça a água. Ligue o fogão no máximo e espere a água na panela ferver.</text:p>
      <text:p text:style-name="P4">Cuidado quando a água começar a ferver. As bolhas podem subir e derramar. Portanto, assim que começar a ferver, você pode diminuir o fogo.</text:p>
      <text:p text:style-name="P4">Coloque o miojo na água. A água deve estar fervendo. Use um garfo para empurrar o macarrão para baixo da água se ele estiver flutuando. Se preferir, você pode quebrar o bloco de macarrão em pedaços antes de cozinhar.</text:p>
      <text:p text:style-name="P4">Mexa bem. Se você quer que o cozimento seja uniforme e que seja mais rápido, misture os fios soltos que ficam flutuando.</text:p>
      <text:p text:style-name="P4">Espere. O tempo de cozimento comum é de três minutos, mas pode demorar um pouco mais. Quando o macarrão começar a ficar amarelado, estará pronto. Nesse ponto os fios devem estar totalmente separados. Nesse momento, quando você coloca o garfo na água, alguns fios ficam presos nele.</text:p>
      <text:p text:style-name="P4">O miojo está pronto para comer quando estiver mole. Se cozinhar alguns minutos a mais, ele vai ficar muito mole e pastoso. Talvez você prefira assim.</text:p>
      <text:p text:style-name="P4">Coloque o tempero. Note que existe uma quantidade muito grande de sódio no pacotinho de tempero – se você tem problemas de saúde, talvez seja melhor colocar menos, ou nenhum tempero.</text:p>
      <text:p text:style-name="P4">Misture bem. Nesse momento você pode fazer duas coisas: colocar todo o conteúdo da panela, incluindo a água no prato, ou retirar a água e comer só o macarrão.</text:p>
      <text:p text:style-name="P4">Está pronto pra comer :3</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1-23T19:37:58.185000000</meta:creation-date>
    <dc:date>2023-01-23T19:54:42.997000000</dc:date>
    <meta:editing-duration>PT16M44S</meta:editing-duration>
    <meta:editing-cycles>1</meta:editing-cycles>
    <meta:document-statistic meta:table-count="0" meta:image-count="0" meta:object-count="0" meta:page-count="3" meta:paragraph-count="27" meta:word-count="809" meta:character-count="4597" meta:non-whitespace-character-count="3813"/>
    <meta:generator>LibreOffice/7.3.5.2$Windows_X86_64 LibreOffice_project/184fe81b8c8c30d8b5082578aee2fed2ea847c01</meta:generator>
  </office:meta>
</office:document-meta>
</file>